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2.912cm"/>
    </style:style>
    <style:style style:name="co3" style:family="table-column">
      <style:table-column-properties fo:break-before="auto" style:column-width="2.581cm"/>
    </style:style>
    <style:style style:name="co5" style:family="table-column">
      <style:table-column-properties fo:break-before="auto" style:column-width="24.779cm"/>
    </style:style>
    <style:style style:name="ro7" style:family="table-row">
      <style:table-row-properties style:row-height="0.453cm" fo:break-before="auto" style:use-optimal-row-height="true"/>
    </style:style>
    <style:style style:name="ro2" style:family="table-row">
      <style:table-row-properties style:row-height="0.631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894cm" fo:break-before="auto" style:use-optimal-row-height="true"/>
    </style:style>
    <style:style style:name="ro8"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3" style:family="table-cell" style:parent-style-name="Default">
      <style:table-cell-properties fo:wrap-option="wrap" style:vertical-align="middle"/>
      <style:text-properties fo:font-weight="bold" style:font-weight-asian="bold" style:font-weight-complex="bold"/>
    </style:style>
    <style:style style:name="ce4" style:family="table-cell" style:parent-style-name="Default">
      <style:table-cell-properties fo:wrap-option="wrap" style:vertical-align="middle"/>
    </style:style>
    <style:style style:name="ce5" style:family="table-cell" style:parent-style-name="Default">
      <style:table-cell-properties fo:wrap-option="wrap" style:vertical-align="middle"/>
      <style:text-properties fo:color="#ff0000"/>
    </style:style>
  </office:automatic-styles>
  <office:body>
    <office:spreadsheet>
      <table:table table:name="Hoja1" table:style-name="ta1" table:print="false">
        <table:table-column table:style-name="co2" table:default-cell-style-name="ce4"/>
        <table:table-column table:style-name="co3" table:default-cell-style-name="ce4"/>
        <table:table-column table:style-name="co5" table:default-cell-style-name="ce4"/>
        <table:table-row table:style-name="ro2">
          <table:table-cell table:style-name="ce1" office:value-type="string" table:number-columns-spanned="3" table:number-rows-spanned="1">
            <text:p>google.maps.InfoWindowOptions object</text:p>
          </table:table-cell>
          <table:covered-table-cell table:number-columns-repeated="2"/>
        </table:table-row>
        <table:table-row table:style-name="ro3">
          <table:table-cell table:style-name="ce1"/>
          <table:table-cell table:number-columns-repeated="2"/>
        </table:table-row>
        <table:table-row table:style-name="ro4">
          <table:table-cell table:style-name="ce2" office:value-type="string">
            <text:p>Properties</text:p>
          </table:table-cell>
          <table:table-cell table:number-columns-repeated="2"/>
        </table:table-row>
        <table:table-row table:style-name="ro5">
          <table:table-cell table:style-name="ce3" office:value-type="string">
            <text:p>Properties </text:p>
          </table:table-cell>
          <table:table-cell table:style-name="ce3" office:value-type="string">
            <text:p>Type </text:p>
          </table:table-cell>
          <table:table-cell table:style-name="ce3" office:value-type="string">
            <text:p>Description</text:p>
          </table:table-cell>
        </table:table-row>
        <table:table-row table:style-name="ro6">
          <table:table-cell office:value-type="string">
            <text:p>content </text:p>
          </table:table-cell>
          <table:table-cell office:value-type="string">
            <text:p>string|Node </text:p>
          </table:table-cell>
          <table:table-cell office:value-type="string">
            <text:p>Content to display in the InfoWindow. This can be an HTML element, a plain-text string, or a string containing HTML. The InfoWindow will be sized according to the content. To set an explicit size for the content, set content to be a HTML element with that size.</text:p>
          </table:table-cell>
        </table:table-row>
        <table:table-row table:style-name="ro5">
          <table:table-cell office:value-type="string">
            <text:p>disableAutoPan </text:p>
          </table:table-cell>
          <table:table-cell office:value-type="string">
            <text:p>boolean </text:p>
          </table:table-cell>
          <table:table-cell office:value-type="string">
            <text:p>Disable auto-pan on open. By default, the info window will pan the map so that it is fully visible when it opens.</text:p>
          </table:table-cell>
        </table:table-row>
        <table:table-row table:style-name="ro6">
          <table:table-cell office:value-type="string">
            <text:p>maxWidth </text:p>
          </table:table-cell>
          <table:table-cell office:value-type="string">
            <text:p>number </text:p>
          </table:table-cell>
          <table:table-cell office:value-type="string">
            <text:p>Maximum width of the infowindow, regardless of content's width. This value is only considered if it is set before a call to open. To change the maximum width when changing content, call close, setOptions, and then open.</text:p>
          </table:table-cell>
        </table:table-row>
        <table:table-row table:style-name="ro6">
          <table:table-cell office:value-type="string">
            <text:p>pixelOffset </text:p>
          </table:table-cell>
          <table:table-cell office:value-type="string">
            <text:p><text:a xlink:href="../Size%20class.ods">Size</text:a> </text:p>
          </table:table-cell>
          <table:table-cell office:value-type="string">
            <text:p>The offset, in pixels, of the tip of the info window from the point on the map at whose geographical coordinates the info window is anchored. If an InfoWindow is opened with an anchor, the pixelOffset will be calculated from the top-center of the anchor's bounds.</text:p>
          </table:table-cell>
        </table:table-row>
        <table:table-row table:style-name="ro5">
          <table:table-cell office:value-type="string">
            <text:p>position </text:p>
          </table:table-cell>
          <table:table-cell office:value-type="string">
            <text:p><text:a xlink:href="../LatLng%20class.ods">LatLng</text:a> </text:p>
          </table:table-cell>
          <table:table-cell office:value-type="string">
            <text:p>The LatLng at which to display this InfoWindow. If the InfoWindow is opened with an anchor, the anchor's position will be used instead.</text:p>
          </table:table-cell>
        </table:table-row>
        <table:table-row table:style-name="ro8">
          <table:table-cell table:style-name="ce5" office:value-type="string">
            <text:p>zIndex </text:p>
          </table:table-cell>
          <table:table-cell office:value-type="string">
            <text:p>number </text:p>
          </table:table-cell>
          <table:table-cell office:value-type="string">
            <text:p>All InfoWindows are displayed on the map in order of their zIndex, with higher values displaying in front of InfoWindows with lower values. By default, InfoWinodws are displayed according to their latitude, with InfoWindows of lower latitudes appearing in front of InfoWindows at higher latitudes. InfoWindows are always displayed in front of markers.</text:p>
          </table:table-cell>
        </table:table-row>
        <table:table-row table:style-name="ro8" table:number-rows-repeated="1048565">
          <table:table-cell table:number-columns-repeated="3"/>
        </table:table-row>
        <table:table-row table:style-name="ro8">
          <table:table-cell table:number-columns-repeated="3"/>
        </table:table-row>
      </table:table>
      <table:table table:name="Hoja2" table:style-name="ta1" table:print="false">
        <table:table-column table:style-name="co4" table:default-cell-style-name="Default"/>
        <table:table-row table:style-name="ro7">
          <table:table-cell/>
        </table:table-row>
      </table:table>
      <table:table table:name="Hoja3" table:style-name="ta1" table:print="false">
        <table:table-column table:style-name="co4"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9">29/02/2012</text:date>, <text:time>20:57:2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4T12:32:47.66</meta:creation-date>
    <dc:date>2012-02-29T20:57:20.85</dc:date>
    <meta:editing-duration>PT4H5M13S</meta:editing-duration>
    <meta:editing-cycles>4</meta:editing-cycles>
    <meta:generator>OpenOffice.org/3.3$Win32 OpenOffice.org_project/330m20$Build-9567</meta:generator>
    <meta:document-statistic meta:table-count="3" meta:cell-count="23" meta:object-count="0"/>
  </office:meta>
</office:document-meta>
</file>